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ba371" officeooo:paragraph-rsid="001ba3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Client|name|getName();setName()]</text:p>
      <text:p text:style-name="P1">[ClientController||]</text:p>
      <text:p text:style-name="P1">[indexView||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0T13:09:39.983694000</meta:creation-date>
    <meta:generator>LibreOffice/4.3.0.4$MacOSX_X86_64 LibreOffice_project/62ad5818884a2fc2e5780dd45466868d41009ec0</meta:generator>
    <dc:date>2015-03-30T13:49:44.403768000</dc:date>
    <meta:editing-duration>PT14S</meta:editing-duration>
    <meta:editing-cycles>1</meta:editing-cycles>
    <meta:document-statistic meta:table-count="0" meta:image-count="0" meta:object-count="0" meta:page-count="1" meta:paragraph-count="3" meta:word-count="3" meta:character-count="66" meta:non-whitespace-character-count="66"/>
  </office:meta>
</office:document-meta>
</file>